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685in" svg:height="3.6496in" svg:x="2.7098in" svg:y="0.2197in">
            <draw:object draw:notify-on-update-of-ranges="Sheet1.A2:Sheet1.A2 Sheet1.A3:Sheet1.A10 Sheet1.B2:Sheet1.B2 Sheet1.B3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252in" svg:height="3.5866in" svg:x="2.7098in" svg:y="4.0472in">
            <draw:object draw:notify-on-update-of-ranges="Sheet1.A24:Sheet1.A24 Sheet1.A25:Sheet1.A29 Sheet1.B24:Sheet1.B24 Sheet1.B25:Sheet1.B29 Sheet1.C24:Sheet1.C24 Sheet1.C25:Sheet1.C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wnloads</text:p>
          </table:table-cell>
          <table:table-cell/>
        </table:table-row>
        <table:table-row table:style-name="ro1">
          <table:table-cell office:value-type="string" calcext:value-type="string">
            <text:p>gtk3-32.ex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tk3-x86_64.inst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sx-10.9.tgz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.2.25.ex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bots.tx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tk3-i686,inst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tk3-armhf.inst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Year 1</text:p>
          </table:table-cell>
          <table:table-cell office:value-type="string" calcext:value-type="string">
            <text:p>Year 2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ewspaper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gazi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 Coupe</meta:initial-creator>
    <meta:creation-date>2016-10-03T20:31:51.022352490</meta:creation-date>
    <dc:date>2016-10-04T20:24:42.092298629</dc:date>
    <dc:creator>Cecil Coupe</dc:creator>
    <meta:editing-duration>PT25M31S</meta:editing-duration>
    <meta:editing-cycles>1</meta:editing-cycles>
    <meta:generator>LibreOffice/4.2.8.2$Linux_X86_64 LibreOffice_project/420m0$Build-2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383cm" svg:height="9.271cm" xlink:href=".." xlink:type="simple" chart:class="chart:radar" chart:style-name="ch1">
        <chart:plot-area chart:style-name="ch2" table:cell-range-address="Sheet1.A2:Sheet1.B10" chart:data-source-has-labels="both" svg:x="0.267cm" svg:y="0.185cm" svg:width="12.849cm" svg:height="8.901cm">
          <chartooo:coordinate-region svg:x="2.98cm" svg:y="1.176cm" svg:width="6.919cm" svg:height="6.919cm"/>
          <chart:axis chart:dimension="x" chart:name="primary-x" chart:style-name="ch3" chartooo:axis-type="auto">
            <chartooo:date-scale/>
            <chart:categories table:cell-range-address="Sheet1.A3:Sheet1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10" chart:label-cell-address="Sheet1.B2:Sheet1.B2" chart:class="chart:radar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tk3-32.exe</text:p>
                <draw:g>
                  <svg:desc>Sheet1.A3:Sheet1.A10</svg:desc>
                </draw:g>
              </table:table-cell>
              <table:table-cell office:value-type="float" office:value="15">
                <text:p>15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gtk3-x86_64.instal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x-10.9.tg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/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.2.25.ex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bots.tx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tk3-i686,insta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tk3-armhf.instal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73cm" svg:height="9.111cm" xlink:href=".." xlink:type="simple" chart:class="chart:radar" chart:style-name="ch1">
        <chart:legend chart:legend-position="end" svg:x="10.976cm" svg:y="4.007cm" style:legend-expansion="high" chart:style-name="ch2"/>
        <chart:plot-area chart:style-name="ch3" table:cell-range-address="Sheet1.A24:Sheet1.C29" chart:data-source-has-labels="both" svg:x="0.265cm" svg:y="0.182cm" svg:width="10.446cm" svg:height="8.747cm">
          <chartooo:coordinate-region svg:x="2.115cm" svg:y="1.564cm" svg:width="6.719cm" svg:height="6.719cm"/>
          <chart:axis chart:dimension="x" chart:name="primary-x" chart:style-name="ch4" chartooo:axis-type="auto">
            <chartooo:date-scale/>
            <chart:categories table:cell-range-address="Sheet1.A25:Sheet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29" chart:label-cell-address="Sheet1.B24:Sheet1.B24" chart:class="chart:radar">
            <chart:data-point chart:repeated="5"/>
          </chart:series>
          <chart:series chart:style-name="ch7" chart:values-cell-range-address="Sheet1.C25:Sheet1.C29" chart:label-cell-address="Sheet1.C24:Sheet1.C24" chart:class="chart:rad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 1</text:p>
                <draw:g>
                  <svg:desc>Sheet1.B24:Sheet1.B24</svg:desc>
                </draw:g>
              </table:table-cell>
              <table:table-cell office:value-type="string">
                <text:p>Year 2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net</text:p>
                <draw:g>
                  <svg:desc>Sheet1.A25:Sheet1.A29</svg:desc>
                </draw:g>
              </table:table-cell>
              <table:table-cell office:value-type="float" office:value="80">
                <text:p>80</text:p>
                <draw:g>
                  <svg:desc>Sheet1.B25:Sheet1.B29</svg:desc>
                </draw:g>
              </table:table-cell>
              <table:table-cell office:value-type="float" office:value="180">
                <text:p>180</text:p>
                <draw:g>
                  <svg:desc>Sheet1.C25:Sheet1.C29</svg:desc>
                </draw:g>
              </table:table-cell>
            </table:table-row>
            <table:table-row>
              <table:table-cell office:value-type="string">
                <text:p>television</text:p>
              </table:table-cell>
              <table:table-cell office:value-type="float" office:value="160">
                <text:p>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newspaper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